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6000009239AE0AF3A2D18A4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eps-Mono Mono" svg:font-family="'Steps-Mono Mono'" style:font-pitch="variable"/>
    <style:font-face style:name="Steps-Mono Mono1" svg:font-family="'Steps-Mono Mono'" style:font-family-generic="modern" style:font-pitch="variable"/>
  </office:font-face-decls>
  <office:automatic-styles>
    <style:style style:name="P1" style:family="paragraph" style:parent-style-name="Header">
      <style:paragraph-properties fo:line-height="100%" fo:text-align="end" style:justify-single-word="false"/>
      <style:text-properties officeooo:paragraph-rsid="0018ebe2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8ebe2" officeooo:paragraph-rsid="0018ebe2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Fira Sans" fo:font-size="9pt" fo:font-weight="bold" style:font-size-asian="9pt" style:font-weight-asian="bold" style:font-size-complex="9pt" style:font-weight-complex="bold"/>
    </style:style>
    <style:style style:name="P5" style:family="paragraph">
      <loext:graphic-properties draw:fill="none" draw:fill-color="#ffffff"/>
      <style:text-properties style:font-name="Fira Sans"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style:font-name="Fira Sans" fo:font-size="9pt" style:font-size-asian="9pt" style:font-size-complex="9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Steps-Mono Mono1"/>
    </style:style>
    <style:style style:name="P1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Steps-Mono Mono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Steps-Mono Mon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Steps-Mono Mono1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font-name="Steps-Mono Mono1" fo:font-size="9pt" officeooo:rsid="0018ebe2" style:font-size-asian="9pt" style:font-size-complex="9pt"/>
    </style:style>
    <style:style style:name="T2" style:family="text">
      <style:text-properties style:font-name="Fira Sans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Fira Sans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Fira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Fira Sans" fo:font-size="10pt" style:font-size-asian="10pt" style:font-size-complex="10pt"/>
    </style:style>
    <style:style style:name="T6" style:family="text">
      <style:text-properties style:font-name="Fira Sans" fo:font-size="9pt" style:font-size-asian="9pt" style:font-size-complex="9pt"/>
    </style:style>
    <style:style style:name="T7" style:family="text">
      <style:text-properties style:font-name="Steps-Mono Mono1" fo:font-size="28pt" style:font-size-asian="24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teps-Mono Mono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Steps-Mono Mon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teps-Mono Mono1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draw:fill="none" draw:fill-color="#ffffff" fo:min-height="2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2.1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0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1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1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2" draw:name="Text Frame 3" draw:style-name="gr6" draw:text-style-name="P9" svg:width="16.701cm" svg:height="1.343cm" svg:x="1.067cm" svg:y="6.551cm"><draw:text-box><text:p text:style-name="P3"><text:span text:style-name="T7">Experience</text:span></text:p></draw:text-box></draw:frame><draw:frame text:anchor-type="paragraph" draw:z-index="3" draw:name="Text Frame 4" draw:style-name="gr5" draw:text-style-name="P5" svg:width="17.774cm" svg:height="4.635cm" svg:x="-0.005cm" svg:y="-0.014cm"><draw:text-box><text:p text:style-name="P8"><text:span text:style-name="T5">As a naturally friendly, level-headed and dedicated individual, I’m eager to be employed in a front-of-house role. </text:span></text:p><text:p text:style-name="P8"><text:span text:style-name="T5">Over the years, I’ve worked and studied in a variety of roles and sectors. Prior to 2020, I gained experience working in cafes, bars, and event organization. During these team-oriented and public facing roles, I've proven to be trustworthy, adaptable and reliable. This includes responsibilities handling cash and locking up premises. <text:s/>Whilst I am quick to understand my role as part of team, I also excel working independently. Such as during lockdown and since, I’ve started my own company making clothing and video content, where I organise and create everything from the clothes to the advertising. <text:s/>In general, Whilst I'm readily compliant, I'm also not afraid to use my common sense and initiative. I look forward to hearing from you and will be available for interview as soon as is convenient for you.</text:span></text:p></draw:text-box></draw:frame><draw:frame text:anchor-type="paragraph" draw:z-index="4" draw:name="Text Frame 5" draw:style-name="gr4" draw:text-style-name="P7" svg:width="17.55cm" svg:height="1.527cm" svg:x="1.138cm" svg:y="23.47cm"><draw:text-box><text:p text:style-name="P3"><text:span text:style-name="T2"/></text:p><text:p text:style-name="P3"><text:span text:style-name="T2">Interests</text:span></text:p><text:p><text:span text:style-name="T6">Music, Art, Film, Bees, Helping People, Physics, String theory, Space, Nature, Mythology, Maths, Patterns, Ancient Cultures, Tea and Coffee, Herbalism, Surrealism, </text:span></text:p></draw:text-box></draw:frame><draw:frame text:anchor-type="paragraph" draw:z-index="5" draw:name="Text Frame 6" draw:style-name="gr3" draw:text-style-name="P6" svg:width="17.807cm" svg:height="1.654cm" svg:x="-0.005cm" svg:y="4.62cm"><draw:text-box><text:p text:style-name="P3"><text:span text:style-name="T2">Skills/Qualities</text:span></text:p><text:p><text:span text:style-name="T6">Calming presence, Helpful, Event management, Advertising, Geometry, Graphic Design, Adaptability, Resourcefulness, Resilience, Problem Solving Practical thinking, Organisation, Pattern cutting, Cooking, Cleaning, Leadership, Communication, Creativity, <text:s/>Musicianship, <text:s/>Confidence in new situations, Being a Bee</text:span></text:p></draw:text-box></draw:frame><draw:frame text:anchor-type="paragraph" draw:z-index="6" draw:name="Text Frame 7" draw:style-name="gr2" draw:text-style-name="P5" svg:width="18.465cm" svg:height="13.549cm" svg:x="1.274cm" svg:y="8.562cm"><draw:text-box><text:p><text:span text:style-name="T4">Creative Director of Distruptive Fashion/Music/Film/Events/Etc. @ Siderealism - (2019-2023/ongoing)</text:span></text:p><text:p><text:span text:style-name="T5"><text:s text:c="2"/>•</text:span><text:span text:style-name="T5">My first self employed venture</text:span></text:p><text:p><text:span text:style-name="T5"><text:s text:c="2"/>• </text:span><text:span text:style-name="T5">Curating a range of performers, activities and decorations to fit with a theme</text:span></text:p><text:p><text:span text:style-name="T5"><text:s text:c="2"/>• </text:span><text:span text:style-name="T5">Co-ordinating performers, artists and crew whilst keeping time</text:span></text:p><text:p><text:span text:style-name="T5"><text:s text:c="2"/>• </text:span><text:span text:style-name="T5">Maintaining clear correspondence with all parties involved</text:span></text:p><text:p><text:span text:style-name="T5"><text:s text:c="2"/>• </text:span><text:span text:style-name="T5">Promotion through social media, posters, flyers and word of mouth.</text:span></text:p><text:p><text:span text:style-name="T5"><text:s text:c="2"/>• </text:span><text:span text:style-name="T5">Keeping records of all costs involved</text:span></text:p><text:p><text:span text:style-name="T5"><text:s text:c="2"/>• </text:span><text:span text:style-name="T5">Ensuring all peformances and decorations adhere to health </text:span></text:p><text:p><text:span text:style-name="T5"><text:s text:c="4"/></text:span><text:span text:style-name="T5">and safety regulations </text:span><text:span text:style-name="T5"><text:line-break/></text:span><text:span text:style-name="T4"><text:line-break/></text:span><text:span text:style-name="T4">Cafe Assistant @ Wai Kika Moo Kau - Brighton (2016-2018) </text:span></text:p><text:p><text:span text:style-name="T5">  •</text:span><text:span text:style-name="T5">Barista Training.</text:span></text:p><text:p><text:span text:style-name="T5">  •</text:span><text:span text:style-name="T5">Responsible for turning off utilities and locking down</text:span></text:p><text:p><text:span text:style-name="T5">  •</text:span><text:span text:style-name="T5">Preparation of ingredients for use in drinks and meals   </text:span></text:p><text:p><text:span text:style-name="T5">  •</text:span><text:span text:style-name="T5">Serving food to customers and dealing with queries   </text:span></text:p><text:p><text:span text:style-name="T5">  •</text:span><text:span text:style-name="T5">Deep cleaning of cafe/kitchen weekly</text:span></text:p><text:p><text:span text:style-name="T4"/></text:p><text:p><text:span text:style-name="T4">Kitchen Porter @ the Lewes Arms Pub – Lewes (2012)</text:span></text:p><text:p><text:span text:style-name="T5">•</text:span><text:span text:style-name="T5">Maintaining a clean and tidy kitchen.</text:span></text:p><text:p><text:span text:style-name="T5">•</text:span><text:span text:style-name="T5">Delivering food to customers and dealing with queries.</text:span></text:p><text:p><text:span text:style-name="T5">•</text:span><text:span text:style-name="T5">Managing stock levels in the kitchen.</text:span></text:p><text:p><text:span text:style-name="T5">•</text:span><text:span text:style-name="T5">Assist with food preparation.</text:span></text:p><text:p><text:span text:style-name="T5">•</text:span><text:span text:style-name="T5">Preparing venues for private functions.</text:span><text:span text:style-name="T5"><text:line-break/></text:span><text:span text:style-name="T5"><text:line-break/></text:span><text:span text:style-name="T4">Cafe Assistant at Redroaster Coffee House – Brighton - 2008-2010</text:span></text:p><text:p><text:span text:style-name="T5"><text:s text:c="3"/>• </text:span><text:span text:style-name="T5">Face to face interaction with a high volume of customers at peak times</text:span></text:p><text:p><text:span text:style-name="T5"><text:s text:c="3"/>• </text:span><text:span text:style-name="T5">Meeting and exceeding customers’ expectations and requirements</text:span></text:p><text:p><text:span text:style-name="T5"><text:s text:c="3"/>• </text:span><text:span text:style-name="T5">Providing efficient service whilst maintaining an enjoyable atmosphere</text:span></text:p><text:p><text:span text:style-name="T5"><text:s text:c="3"/>• </text:span><text:span text:style-name="T5">Taking responsibility for stock control and product rotation</text:span></text:p><text:p><text:span text:style-name="T5"><text:s text:c="3"/>• </text:span><text:span text:style-name="T5">Keeping all areas clean and in accordance with safety regulations</text:span><text:span text:style-name="T5"><text:line-break/></text:span><text:span text:style-name="T5"><text:line-break/></text:span><text:span text:style-name="T5"/></text:p></draw:text-box></draw:frame><draw:frame text:anchor-type="paragraph" draw:z-index="7" draw:name="Text Frame 8" draw:style-name="gr1" draw:text-style-name="P4" svg:width="18.465cm" svg:height="2.331cm" svg:x="0.986cm" svg:y="21.477cm"><draw:text-box><text:p text:style-name="P3"><text:span text:style-name="T2">Voluntary Work</text:span><text:span text:style-name="T2"><text:line-break/></text:span><text:span text:style-name="T2"><text:line-break/></text:span><text:span text:style-name="T2">Brighton Toy &amp; Model Museum</text:span><text:span text:style-name="T3"> – Cashier, Visitor Information, Cleaner</text:span><text:span text:style-name="T3"><text:line-break/></text:span><text:span text:style-name="T2">Cornish Bank Festival (Falmouth) – </text:span><text:span text:style-name="T3">Ticketing, Stewarding, Tent maintenance</text:span><text:span text:style-name="T3"><text:line-break/></text:span><text:span text:style-name="T2">Under the Bridge Music Studios (Brighton)</text:span><text:span text:style-name="T3"> </text:span><text:span text:style-name="T3"><text:line-break/></text:span><text:span text:style-name="T3">Cowely Club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eps-Mono Mono" svg:font-family="'Steps-Mono Mono'" style:font-pitch="variable"/>
    <style:font-face style:name="Steps-Mono Mono1" svg:font-family="'Steps-Mono Mono'" style:font-family-generic="modern" style:font-pitch="variable"/>
  </office:font-face-decls>
  <office:styles>
    <draw:fill-image draw:name="WillowBumbleCV" xlink:href="Pictures/1000000100000676000009239AE0AF3A2D18A41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 fo:text-align="end" style:justify-single-word="false"/>
      <style:text-properties officeooo:paragraph-rsid="0018ebe2"/>
    </style:style>
    <style:style style:name="MP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Steps-Mono Mono1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M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Steps-Mono Mono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Steps-Mono Mon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M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Cod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teps-Mono Mono1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teps-Mono Mono1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Steps-Mono Mon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Steps-Mono Mono1" fo:font-size="9pt" officeooo:rsid="0018ebe2" style:font-size-asian="9pt" style:font-size-complex="9pt"/>
    </style:style>
    <style:style style:name="Mgr1" style:family="graphic">
      <style:graphic-properties draw:stroke="none" svg:stroke-color="#000000" draw:fill="none" draw:fill-color="#ffffff" draw:textarea-vertical-align="middle" fo:min-height="1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draw:textarea-vertical-align="middle" fo:min-height="1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WillowBumbleCV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676000009239AE0AF3A2D18A41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WillowBumbleCV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0" draw:name="Text Frame 1" draw:style-name="Mgr1" draw:text-style-name="MP3" svg:width="10.223cm" svg:height="1.604cm" svg:x="7.597cm" svg:y="0.071cm"><draw:text-box><text:p text:style-name="MP2"><text:span text:style-name="MT1">Email: willowbumble.space@gmail.com</text:span><text:span text:style-name="MT1"><text:line-break/></text:span><text:span text:style-name="MT1">Tel: 07907897554 <text:s text:c="3"/></text:span><text:span text:style-name="MT2"><text:s text:c="16"/></text:span></text:p></draw:text-box></draw:frame><draw:frame text:anchor-type="paragraph" draw:z-index="1" draw:name="Text Frame 2" draw:style-name="Mgr2" draw:text-style-name="MP4" svg:width="7.436cm" svg:height="1.666cm" svg:x="-0.005cm" svg:y="0.021cm"><draw:text-box><text:p text:style-name="MP2"><text:span text:style-name="MT3">Willow Bumble</text:span></text:p></draw:text-box></draw:frame><text:span text:style-name="MT4"><text:s/></text:span><text:span text:style-name="MT4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3T21:56:37.842000000</meta:creation-date>
    <dc:date>2023-08-31T11:42:36.946000000</dc:date>
    <meta:editing-duration>PT3H26M38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